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do" svg:font-family="Aldo" style:font-pitch="variable"/>
    <style:font-face style:name="Kerala Script" svg:font-family="'Kerala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702cm" fo:margin-left="0cm" table:align="left"/>
    </style:style>
    <style:style style:name="Table1.A" style:family="table-column">
      <style:table-column-properties style:column-width="1.995cm"/>
    </style:style>
    <style:style style:name="Table1.B" style:family="table-column">
      <style:table-column-properties style:column-width="24.707cm"/>
    </style:style>
    <style:style style:name="Table1.1" style:family="table-row">
      <style:table-row-properties style:min-row-height="0.896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26.702cm" fo:margin-left="0cm" table:align="left"/>
    </style:style>
    <style:style style:name="Table2.A" style:family="table-column">
      <style:table-column-properties style:column-width="2.503cm"/>
    </style:style>
    <style:style style:name="Table2.B" style:family="table-column">
      <style:table-column-properties style:column-width="24.199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26.702cm" fo:margin-left="0cm" table:align="left"/>
    </style:style>
    <style:style style:name="Table3.A" style:family="table-column">
      <style:table-column-properties style:column-width="2.503cm"/>
    </style:style>
    <style:style style:name="Table3.B" style:family="table-column">
      <style:table-column-properties style:column-width="24.199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fo:language="zxx" fo:country="none" style:language-asian="zxx" style:country-asian="none" style:language-complex="zxx" style:country-complex="none"/>
    </style:style>
    <style:style style:name="P2" style:family="paragraph" style:parent-style-name="Text_20_body">
      <style:paragraph-properties fo:text-align="start" style:justify-single-word="false"/>
      <style:text-properties fo:language="zxx" fo:country="none" officeooo:rsid="001bf106" officeooo:paragraph-rsid="001bf106" style:language-asian="zxx" style:country-asian="none" style:language-complex="zxx" style:country-complex="none"/>
    </style:style>
    <style:style style:name="P3" style:family="paragraph" style:parent-style-name="Table_20_Contents">
      <style:text-properties style:font-name="Aldo" fo:font-size="20pt" fo:language="zxx" fo:country="none" officeooo:rsid="001728ad" officeooo:paragraph-rsid="001728ad" style:font-size-asian="20pt" style:language-asian="zxx" style:country-asian="none" style:font-size-complex="20pt" style:language-complex="zxx" style:country-complex="none"/>
    </style:style>
    <style:style style:name="P4" style:family="paragraph" style:parent-style-name="Standard">
      <style:text-properties style:font-name="Kerala Script" fo:font-size="20pt" fo:language="zxx" fo:country="none" officeooo:rsid="0016c6bc" officeooo:paragraph-rsid="0016c6bc" style:font-size-asian="20pt" style:language-asian="zxx" style:country-asian="none" style:font-size-complex="20pt" style:language-complex="zxx" style:country-complex="none"/>
    </style:style>
    <style:style style:name="P5" style:family="paragraph" style:parent-style-name="Standard">
      <style:text-properties style:font-name="Kerala Script" fo:font-size="20pt" fo:language="zxx" fo:country="none" officeooo:rsid="001728ad" officeooo:paragraph-rsid="001728ad" style:font-size-asian="20pt" style:language-asian="zxx" style:country-asian="none" style:font-size-complex="20pt" style:language-complex="zxx" style:country-complex="none"/>
    </style:style>
    <style:style style:name="P6" style:family="paragraph" style:parent-style-name="Table_20_Contents">
      <style:text-properties style:font-name="Kerala Script" fo:font-size="20pt" fo:language="zxx" fo:country="none" style:font-size-asian="20pt" style:language-asian="zxx" style:country-asian="none" style:font-size-complex="20pt" style:language-complex="zxx" style:country-complex="none"/>
    </style:style>
    <style:style style:name="P7" style:family="paragraph" style:parent-style-name="Standard">
      <style:text-properties style:font-name="Kerala Script" fo:font-size="20pt" fo:language="zxx" fo:country="none" officeooo:rsid="001728ad" officeooo:paragraph-rsid="0018ec49" style:font-size-asian="20pt" style:language-asian="zxx" style:country-asian="none" style:font-size-complex="20pt" style:language-complex="zxx" style:country-complex="none"/>
    </style:style>
    <style:style style:name="P8" style:family="paragraph" style:parent-style-name="Standard">
      <style:text-properties style:font-name="Kerala Script" fo:font-size="20pt" fo:language="zxx" fo:country="none" officeooo:rsid="001728ad" officeooo:paragraph-rsid="001728ad" fo:background-color="transparent" style:font-size-asian="20pt" style:language-asian="zxx" style:country-asian="none" style:font-size-complex="20pt" style:language-complex="zxx" style:country-complex="none"/>
    </style:style>
    <style:style style:name="P9" style:family="paragraph" style:parent-style-name="Table_20_Contents">
      <style:text-properties style:font-name="Kerala Script" fo:font-size="20pt" fo:language="zxx" fo:country="none" officeooo:paragraph-rsid="001728ad" style:font-size-asian="20pt" style:language-asian="zxx" style:country-asian="none" style:font-size-complex="20pt" style:language-complex="zxx" style:country-complex="none"/>
    </style:style>
    <style:style style:name="P10" style:family="paragraph" style:parent-style-name="Table_20_Contents">
      <style:text-properties style:font-name="Aldo" fo:font-size="20pt" fo:language="zxx" fo:country="none" officeooo:rsid="001cd8a2" officeooo:paragraph-rsid="001cd8a2" style:font-size-asian="20pt" style:language-asian="zxx" style:country-asian="none" style:font-size-complex="20pt" style:language-complex="zxx" style:country-complex="none"/>
    </style:style>
    <style:style style:name="P11" style:family="paragraph" style:parent-style-name="Standard">
      <style:text-properties style:font-name="Kerala Script" fo:font-size="20pt" fo:language="zxx" fo:country="none" officeooo:rsid="001cd8a2" officeooo:paragraph-rsid="001cd8a2" fo:background-color="transparent" style:font-size-asian="20pt" style:language-asian="zxx" style:country-asian="none" style:font-size-complex="20pt" style:language-complex="zxx" style:country-complex="none"/>
    </style:style>
    <style:style style:name="P12" style:family="paragraph" style:parent-style-name="Table_20_Contents">
      <style:text-properties style:font-name="Aldo" fo:font-size="20pt" fo:language="zxx" fo:country="none" officeooo:rsid="001728ad" officeooo:paragraph-rsid="001cd8a2" style:font-size-asian="20pt" style:language-asian="zxx" style:country-asian="none" style:font-size-complex="20pt" style:language-complex="zxx" style:country-complex="none"/>
    </style:style>
    <style:style style:name="P13" style:family="paragraph" style:parent-style-name="Table_20_Contents">
      <style:text-properties style:font-name="Kerala Script" fo:font-size="20pt" fo:language="zxx" fo:country="none" officeooo:paragraph-rsid="001cd8a2" style:font-size-asian="20pt" style:language-asian="zxx" style:country-asian="none" style:font-size-complex="20pt" style:language-complex="zxx" style:country-complex="none"/>
    </style:style>
    <style:style style:name="P14" style:family="paragraph" style:parent-style-name="Standard">
      <style:text-properties style:font-name="Kerala Script" fo:font-size="20pt" fo:language="zxx" fo:country="none" officeooo:rsid="001728ad" officeooo:paragraph-rsid="001cd8a2" style:font-size-asian="20pt" style:language-asian="zxx" style:country-asian="none" style:font-size-complex="20pt" style:language-complex="zxx" style:country-complex="none"/>
    </style:style>
    <style:style style:name="P15" style:family="paragraph" style:parent-style-name="Standard">
      <style:text-properties style:font-name="Kerala Script" fo:font-size="56pt" fo:language="zxx" fo:country="none" officeooo:rsid="001f980a" officeooo:paragraph-rsid="001f980a" style:font-size-asian="20pt" style:language-asian="zxx" style:country-asian="none" style:font-size-complex="20pt" style:language-complex="zxx" style:country-complex="none"/>
    </style:style>
    <style:style style:name="P16" style:family="paragraph" style:parent-style-name="Standard">
      <style:text-properties style:font-name="Kerala Script" fo:font-size="56pt" fo:language="zxx" fo:country="none" officeooo:rsid="001728ad" officeooo:paragraph-rsid="001728ad" style:font-size-asian="20pt" style:language-asian="zxx" style:country-asian="none" style:font-size-complex="20pt" style:language-complex="zxx" style:country-complex="none"/>
    </style:style>
    <style:style style:name="T1" style:family="text">
      <style:text-properties officeooo:rsid="0022d63e"/>
    </style:style>
    <style:style style:name="T2" style:family="text">
      <style:text-properties officeooo:rsid="001bf106"/>
    </style:style>
    <style:style style:name="T3"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xt:span text:style-name="T1">l</text:span>avedan Script Testing</text:p>
      <text:p text:style-name="P2">Primarily for diacritics and OpenType substitution sequences.</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B1" office:value-type="string">
            <text:p text:style-name="P4"/>
          </table:table-cell>
        </table:table-row>
        <table:table-row>
          <table:table-cell table:style-name="Table1.A2" office:value-type="string">
            <text:p text:style-name="P3">aa <text:span text:style-name="T2">+a</text:span></text:p>
          </table:table-cell>
          <table:table-cell table:style-name="Table1.B2" office:value-type="string">
            <text:p text:style-name="P5">ra ta ya pa sa da fa ga ha ja ka la za xa ca va ba na ma Ra Ta Ya Pa Da Fa Ha La Xa Ca Va Na </text:p>
          </table:table-cell>
        </table:table-row>
        <table:table-row>
          <table:table-cell table:style-name="Table1.A2" office:value-type="string">
            <text:p text:style-name="P3">e <text:s text:c="2"/><text:span text:style-name="T2">+e</text:span></text:p>
          </table:table-cell>
          <table:table-cell table:style-name="Table1.B2" office:value-type="string">
            <text:p text:style-name="P5">re te ye pe se de fe ge he je ke le ze xe ce ve be ne me Re Te Ye Pe De Fe He Le Xe Ce Ve Ne </text:p>
          </table:table-cell>
        </table:table-row>
        <table:table-row>
          <table:table-cell table:style-name="Table1.A2" office:value-type="string">
            <text:p text:style-name="P3">ee <text:span text:style-name="T2">+ee</text:span></text:p>
          </table:table-cell>
          <table:table-cell table:style-name="Table1.B2" office:value-type="string">
            <text:p text:style-name="P5">ree tee yee pee see dee fee gee hee jee kee lee zee xee cee vee bee nee mee Ree Tee Yee Pee Dee Fee Hee Lee Xee Cee Vee Nee</text:p>
          </table:table-cell>
        </table:table-row>
        <table:table-row>
          <table:table-cell table:style-name="Table1.A2" office:value-type="string">
            <text:p text:style-name="P3">ai <text:s/><text:span text:style-name="T2">+w</text:span></text:p>
          </table:table-cell>
          <table:table-cell table:style-name="Table1.B2" office:value-type="string">
            <text:p text:style-name="P4">rw tw yw pw sw dw fw gw hw jw kw lw zw xw cw vw bw nw mw Rw T<text:span text:style-name="T3">w YW PW DW FW HW LW XW CW VW NW </text:span></text:p>
          </table:table-cell>
        </table:table-row>
        <table:table-row>
          <table:table-cell table:style-name="Table1.A2" office:value-type="string">
            <text:p text:style-name="P3">i <text:s text:c="3"/><text:span text:style-name="T2">+i</text:span></text:p>
          </table:table-cell>
          <table:table-cell table:style-name="Table1.B2" office:value-type="string">
            <text:p text:style-name="P5">ri ti yi pi si di fi gi hi ji ki li zi xi ci vi bi ni mi Ri Ti Yi Pi Di Fi Hi Li Xi Ci Vi Ni <text:s/></text:p>
          </table:table-cell>
        </table:table-row>
        <table:table-row>
          <table:table-cell table:style-name="Table1.A2" office:value-type="string">
            <text:p text:style-name="P3">ii <text:s text:c="2"/><text:span text:style-name="T2">+ii</text:span></text:p>
          </table:table-cell>
          <table:table-cell table:style-name="Table1.B2" office:value-type="string">
            <text:p text:style-name="P5">rii tii yii pii sii dii fii gii hii jii kii lii zii xii cii vii bii nii mii Rii Tii Yii Pii Dii Fii Hii Lii Xii Cii Vii Nii</text:p>
          </table:table-cell>
        </table:table-row>
        <table:table-row>
          <table:table-cell table:style-name="Table1.A2" office:value-type="string">
            <text:p text:style-name="P3">o <text:s text:c="2"/><text:span text:style-name="T2">+o</text:span></text:p>
          </table:table-cell>
          <table:table-cell table:style-name="Table1.B2" office:value-type="string">
            <text:p text:style-name="P5">ro to yo po so do fo go ho jo ko lo zo xo co vo bo no mo Ro To Yo Po Do Fo Ho Lo Xo Co Vo No </text:p>
          </table:table-cell>
        </table:table-row>
        <table:table-row>
          <table:table-cell table:style-name="Table1.A2" office:value-type="string">
            <text:p text:style-name="P3">oo <text:span text:style-name="T2">+oo</text:span></text:p>
          </table:table-cell>
          <table:table-cell table:style-name="Table1.B2" office:value-type="string">
            <text:p text:style-name="P5">roo too yoo poo soo doo foo goo hoo joo koo loo zoo xoo coo voo boo noo moo Roo Too Yoo Poo Doo Foo Hoo Loo Xoo Coo Voo Noo</text:p>
          </table:table-cell>
        </table:table-row>
        <table:table-row>
          <table:table-cell table:style-name="Table1.A2" office:value-type="string">
            <text:p text:style-name="P3">u <text:s text:c="2"/><text:span text:style-name="T2">+u</text:span></text:p>
          </table:table-cell>
          <table:table-cell table:style-name="Table1.B2" office:value-type="string">
            <text:p text:style-name="P5">ru tu yu pu su du fu gu hu ju ku lu zu xu cu vu bu nu mu Ru Tu Yu Pu Du Fu Hu Lu Xu Cu Vu Nu</text:p>
          </table:table-cell>
        </table:table-row>
        <table:table-row>
          <table:table-cell table:style-name="Table1.A2" office:value-type="string">
            <text:p text:style-name="P3">uu <text:span text:style-name="T2">+uu</text:span></text:p>
          </table:table-cell>
          <table:table-cell table:style-name="Table1.B2" office:value-type="string">
            <text:p text:style-name="P5">ruu tuu yuu puu suu duu fuu guu huu juu kuu luu zuu xuu cuu vuu buu nuu muu Ruu Tuu Yuu Puu Duu Fuu Huu Luu Xuu Cuu Vuu Nuu</text:p>
          </table:table-cell>
        </table:table-row>
        <table:table-row>
          <table:table-cell table:style-name="Table1.A2" office:value-type="string">
            <text:p text:style-name="P3">au <text:span text:style-name="T2">+q</text:span></text:p>
          </table:table-cell>
          <table:table-cell table:style-name="Table1.B2" office:value-type="string">
            <text:p text:style-name="P5">rq tq yq pq sq dq fq gq hq jq kq lq zq xq cq vq bq nq mq Rq Tq Yq Pq Dq Fq Hq Lq Xq Cq Vq Nq</text:p>
          </table:table-cell>
        </table:table-row>
        <text:soft-page-break/>
        <table:table-row>
          <table:table-cell table:style-name="Table1.A2" office:value-type="string">
            <text:p text:style-name="P3"/>
          </table:table-cell>
          <table:table-cell table:style-name="Table1.B2" office:value-type="string">
            <text:p text:style-name="P6"/>
          </table:table-cell>
        </table:table-row>
      </table:table>
      <text:p text:style-name="P4"/>
      <table:table table:name="Table2" table:style-name="Table2">
        <table:table-column table:style-name="Table2.A"/>
        <table:table-column table:style-name="Table2.B"/>
        <table:table-row>
          <table:table-cell table:style-name="Table2.A1" office:value-type="string">
            <text:p text:style-name="P3"/>
          </table:table-cell>
          <table:table-cell table:style-name="Table2.B1" office:value-type="string">
            <text:p text:style-name="P5"/>
          </table:table-cell>
        </table:table-row>
        <table:table-row>
          <table:table-cell table:style-name="Table2.A2" office:value-type="string">
            <text:p text:style-name="P3">[c]+J</text:p>
          </table:table-cell>
          <table:table-cell table:style-name="Table2.B2" office:value-type="string">
            <text:p text:style-name="P7">rJ tJ yJ pJ sJ dJ fJ gJ hJ jJ kJ lJ zJ xJ cJ vJ bJ nJ mJ RJ TJ YJ PJ DJ FJ HJ LJ XJ CJ VJ NJ </text:p>
          </table:table-cell>
        </table:table-row>
        <table:table-row>
          <table:table-cell table:style-name="Table2.A2" office:value-type="string">
            <text:p text:style-name="P3">[c]+J+R</text:p>
          </table:table-cell>
          <table:table-cell table:style-name="Table2.B2" office:value-type="string">
            <text:p text:style-name="P5"><text:span text:style-name="T3">rJR tJR yJR pJR sJR dJR fJR gJR hJR jJR kJR lJR zJR xJR cJR vJR bJR nJR mJR RJR TJR YJR PJR DJR FJR HJR LJR XJR CJR VJR NJR</text:span> </text:p>
          </table:table-cell>
        </table:table-row>
        <table:table-row>
          <table:table-cell table:style-name="Table2.A2" office:value-type="string">
            <text:p text:style-name="P3">[c]+S</text:p>
          </table:table-cell>
          <table:table-cell table:style-name="Table2.B2" office:value-type="string">
            <text:p text:style-name="P8">rS tS yS pS sS dS fS gS hS jS kS lS zS xS cS vS bS nS mS RS TS YS PS DS FS HS LS XS CS VS NS </text:p>
          </table:table-cell>
        </table:table-row>
        <table:table-row>
          <table:table-cell table:style-name="Table2.A2" office:value-type="string">
            <text:p text:style-name="P3">[c]+G</text:p>
          </table:table-cell>
          <table:table-cell table:style-name="Table2.B2" office:value-type="string">
            <text:p text:style-name="P8">rG tG yG pG sG dG fG gG hG jG kG lG zG xG cG vG bG nG mG RG TG YG PG DG FG HG LG XG CG VG NG </text:p>
          </table:table-cell>
        </table:table-row>
        <table:table-row>
          <table:table-cell table:style-name="Table2.A2" office:value-type="string">
            <text:p text:style-name="P3">[c]+B</text:p>
          </table:table-cell>
          <table:table-cell table:style-name="Table2.B2" office:value-type="string">
            <text:p text:style-name="P8">rB tB yB pB sB dB fB gB hB jB kB lB zB xB cB vB bB nB mB RB TB YB PB DB FB HB LB XB CB VB NB </text:p>
          </table:table-cell>
        </table:table-row>
        <table:table-row>
          <table:table-cell table:style-name="Table2.A2" office:value-type="string">
            <text:p text:style-name="P3">[c]+K</text:p>
          </table:table-cell>
          <table:table-cell table:style-name="Table2.B2" office:value-type="string">
            <text:p text:style-name="P8">rK tK yK pK sK dK fK gK hK jK kK lK zK xK cK vK bK nK mK RK TK YK PK DK FK HK LK XK CK VK NK </text:p>
          </table:table-cell>
        </table:table-row>
        <table:table-row>
          <table:table-cell table:style-name="Table2.A2" office:value-type="string">
            <text:p text:style-name="P3"/>
          </table:table-cell>
          <table:table-cell table:style-name="Table2.B2" office:value-type="string">
            <text:p text:style-name="P9"/>
          </table:table-cell>
        </table:table-row>
      </table:table>
      <text:p text:style-name="P5"/>
      <table:table table:name="Table3" table:style-name="Table3">
        <table:table-column table:style-name="Table3.A"/>
        <table:table-column table:style-name="Table3.B"/>
        <table:table-row>
          <table:table-cell table:style-name="Table3.A1" office:value-type="string">
            <text:p text:style-name="P10"/>
          </table:table-cell>
          <table:table-cell table:style-name="Table3.B1" office:value-type="string">
            <text:p text:style-name="P11"/>
          </table:table-cell>
        </table:table-row>
        <table:table-row>
          <table:table-cell table:style-name="Table3.A2" office:value-type="string">
            <text:p text:style-name="P10">pae</text:p>
          </table:table-cell>
          <table:table-cell table:style-name="Table3.B2" office:value-type="string">
            <text:p text:style-name="P11">pae </text:p>
          </table:table-cell>
        </table:table-row>
        <table:table-row>
          <table:table-cell table:style-name="Table3.A2" office:value-type="string">
            <text:p text:style-name="P12"/>
          </table:table-cell>
          <table:table-cell table:style-name="Table3.B2" office:value-type="string">
            <text:p text:style-name="P13"/>
          </table:table-cell>
        </table:table-row>
      </table:table>
      <text:p text:style-name="P14"/>
      <text:p text:style-name="P5"/>
      <text:p text:style-name="P15"><text:soft-page-break/>ha he hee ho hoo hi hii hu huu hJ hJR <text:s/>A</text:p>
      <text:p text:style-name="P1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do" svg:font-family="Aldo" style:font-pitch="variable"/>
    <style:font-face style:name="Kerala Script" svg:font-family="'Kerala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8T12:34:55.562329044</meta:creation-date>
    <dc:date>2026-01-28T16:39:21.916072512</dc:date>
    <meta:editing-duration>PT3H7M33S</meta:editing-duration>
    <meta:editing-cycles>9</meta:editing-cycles>
    <meta:generator>LibreOffice/25.2.7.2$Linux_X86_64 LibreOffice_project/520$Build-2</meta:generator>
    <meta:document-statistic meta:table-count="3" meta:image-count="0" meta:object-count="0" meta:page-count="3" meta:paragraph-count="40" meta:word-count="579" meta:character-count="1963" meta:non-whitespace-character-count="1396"/>
  </office:meta>
</office:document-meta>
</file>